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5.2896in" fo:margin-left="0in" fo:margin-top="0in" fo:margin-bottom="0in" table:align="left" style:writing-mode="lr-tb"/>
    </style:style>
    <style:style style:name="Table1.A" style:family="table-column">
      <style:table-column-properties style:column-width="3.591in"/>
    </style:style>
    <style:style style:name="Table1.B" style:family="table-column">
      <style:table-column-properties style:column-width="1.6986in"/>
    </style:style>
    <style:style style:name="Table1.1" style:family="table-row">
      <style:table-row-properties style:min-row-height="0.106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3.4285in" fo:margin-left="0in" fo:margin-top="0in" fo:margin-bottom="0in" table:align="left" style:writing-mode="lr-tb"/>
    </style:style>
    <style:style style:name="Table2.A" style:family="table-column">
      <style:table-column-properties style:column-width="3.4285in"/>
    </style:style>
    <style:style style:name="Table2.1" style:family="table-row">
      <style:table-row-properties style:min-row-height="0.1042in" fo:keep-together="auto"/>
    </style:style>
    <style:style style:name="Table2.A1" style:family="table-cell">
      <style:table-cell-properties fo:padding-left="0.075in" fo:padding-right="0.075in" fo:padding-top="0in" fo:padding-bottom="0in" fo:border="none"/>
    </style:style>
    <style:style style:name="Table1" style:family="table">
      <style:table-properties style:width="5.2896in" fo:margin-left="0in" fo:margin-top="0in" fo:margin-bottom="0in" table:align="left" style:writing-mode="lr-tb"/>
    </style:style>
    <style:style style:name="Table1.A" style:family="table-column">
      <style:table-column-properties style:column-width="3.591in"/>
    </style:style>
    <style:style style:name="Table1.B" style:family="table-column">
      <style:table-column-properties style:column-width="1.6986in"/>
    </style:style>
    <style:style style:name="Table1.1" style:family="table-row">
      <style:table-row-properties style:min-row-height="0.1063in" fo:keep-together="auto"/>
    </style:style>
    <style:style style:name="Table1.A1" style:family="table-cell">
      <style:table-cell-properties fo:padding-left="0.075in" fo:padding-right="0.075in" fo:padding-top="0in" fo:padding-bottom="0in" fo:border="none"/>
    </style:style>
    <style:style style:name="Table2" style:family="table">
      <style:table-properties style:width="3.4285in" fo:margin-left="0in" fo:margin-top="0in" fo:margin-bottom="0in" table:align="left" style:writing-mode="lr-tb"/>
    </style:style>
    <style:style style:name="Table2.A" style:family="table-column">
      <style:table-column-properties style:column-width="3.4285in"/>
    </style:style>
    <style:style style:name="Table2.1" style:family="table-row">
      <style:table-row-properties style:min-row-height="0.1042in" fo:keep-together="auto"/>
    </style:style>
    <style:style style:name="Table2.A1" style:family="table-cell">
      <style:table-cell-properties fo:padding-left="0.075in" fo:padding-right="0.075in" fo:padding-top="0in" fo:padding-bottom="0in" fo:border="none"/>
    </style:style>
    <style:style style:name="P1" style:family="paragraph" style:parent-style-name="Frame_20_contents">
      <style:text-properties style:font-name="Times New Roman" fo:font-size="10pt" fo:font-style="italic" style:font-size-asian="10pt" style:font-style-asian="italic" style:font-name-complex="Times New Roman1" style:font-size-complex="10pt" style:font-style-complex="italic"/>
    </style:style>
    <style:style style:name="P2" style:family="paragraph" style:parent-style-name="Frame_20_contents">
      <style:paragraph-properties fo:line-height="100%"/>
      <style:text-properties style:font-name="Times New Roman" fo:font-size="10pt" fo:font-style="italic" style:font-size-asian="10pt" style:font-style-asian="italic" style:font-name-complex="Times New Roman1" style:font-size-complex="10pt" style:font-style-complex="italic"/>
    </style:style>
    <style:style style:name="P3" style:family="paragraph" style:parent-style-name="Frame_20_contents">
      <style:text-properties style:font-name="Times New Roman" fo:font-size="10pt" fo:letter-spacing="-0.0008in" style:font-size-asian="10pt" style:font-name-complex="Times New Roman1" style:font-size-complex="10pt"/>
    </style:style>
    <style:style style:name="P4" style:family="paragraph" style:parent-style-name="Frame_20_contents">
      <style:text-properties style:font-name="Times New Roman" fo:font-size="10pt" fo:language="en" fo:country="US" style:font-size-asian="10pt" style:font-name-complex="Times New Roman1" style:font-size-complex="10pt"/>
    </style:style>
    <style:style style:name="P5" style:family="paragraph" style:parent-style-name="Frame_20_contents">
      <style:text-properties fo:color="#c00000" style:font-name="Times New Roman" fo:font-size="10pt" style:font-size-asian="10pt" style:font-name-complex="Times New Roman1" style:font-size-complex="10pt"/>
    </style:style>
    <style:style style:name="P6" style:family="paragraph" style:parent-style-name="Frame_20_contents">
      <style:paragraph-properties fo:line-height="100%"/>
    </style:style>
    <style:style style:name="P7" style:family="paragraph" style:parent-style-name="Frame_20_contents">
      <style:paragraph-properties fo:margin-left="0.1181in" fo:margin-right="0in" fo:text-indent="0in" style:auto-text-indent="false"/>
    </style:style>
    <style:style style:name="P8" style:family="paragraph" style:parent-style-name="List_20_Paragraph">
      <style:paragraph-properties fo:margin-left="0.1181in" fo:margin-right="0in" fo:line-height="100%" fo:text-indent="0in" style:auto-text-indent="false"/>
    </style:style>
    <style:style style:name="P9" style:family="paragraph" style:parent-style-name="Frame_20_contents">
      <style:paragraph-properties fo:margin-top="0in" fo:margin-bottom="0in" loext:contextual-spacing="false" fo:line-height="100%"/>
      <style:text-properties style:font-name="Times New Roman" fo:font-size="10pt" fo:letter-spacing="-0.0008in" fo:font-style="italic" fo:font-weight="bold" style:font-size-asian="10pt" style:font-style-asian="italic" style:font-weight-asian="bold" style:font-name-complex="Times New Roman1" style:font-size-complex="10pt" style:font-style-complex="italic" style:font-weight-complex="bold"/>
    </style:style>
    <style:style style:name="P10" style:family="paragraph" style:parent-style-name="Frame_20_contents">
      <style:paragraph-properties fo:margin-top="0in" fo:margin-bottom="0in" loext:contextual-spacing="false" fo:line-height="100%"/>
      <style:text-properties style:font-name="Times New Roman" fo:font-size="10pt" fo:letter-spacing="-0.0008in" style:font-size-asian="10pt" style:font-name-complex="Times New Roman1" style:font-size-complex="10pt"/>
    </style:style>
    <style:style style:name="P11" style:family="paragraph" style:parent-style-name="Frame_20_contents">
      <style:paragraph-properties fo:margin-left="0.5in" fo:margin-right="0in" fo:margin-top="0in" fo:margin-bottom="0in" loext:contextual-spacing="true" fo:line-height="100%" fo:text-indent="0in" style:auto-text-indent="false"/>
      <style:text-properties style:font-name="Times New Roman" fo:font-size="10pt" style:font-size-asian="10pt" style:font-name-complex="Times New Roman1" style:font-size-complex="10pt"/>
    </style:style>
    <style:style style:name="P12" style:family="paragraph" style:parent-style-name="Frame_20_contents">
      <style:paragraph-properties fo:margin-left="0.5in" fo:margin-right="0in" fo:margin-top="0in" fo:margin-bottom="0in" loext:contextual-spacing="true" fo:line-height="100%" fo:text-indent="0in" style:auto-text-indent="false"/>
      <style:text-properties fo:color="#233143" style:font-name="Times New Roman" fo:font-size="9pt" fo:language="en" fo:country="US" style:font-name-asian="Times New Roman1" style:font-size-asian="9pt" style:language-asian="vi" style:country-asian="VN" style:font-name-complex="Times New Roman1" style:font-size-complex="9pt"/>
    </style:style>
    <style:style style:name="P13" style:family="paragraph" style:parent-style-name="List_20_Paragraph">
      <style:paragraph-properties fo:line-height="100%"/>
    </style:style>
    <style:style style:name="P14" style:family="paragraph" style:parent-style-name="Standard" style:master-page-name="Standard">
      <style:paragraph-properties style:page-number="auto"/>
    </style:style>
    <style:style style:name="P15" style:family="paragraph" style:parent-style-name="Frame_20_contents">
      <style:paragraph-properties fo:margin-left="0.1181in" fo:margin-right="0in" fo:text-indent="0in" style:auto-text-indent="false"/>
      <style:text-properties style:font-name="Times New Roman" fo:font-size="7pt" fo:language="en" fo:country="US" style:font-size-asian="7pt" style:font-name-complex="Times New Roman1" style:font-size-complex="7pt"/>
    </style:style>
    <style:style style:name="P16" style:family="paragraph" style:parent-style-name="Frame_20_contents">
      <style:paragraph-properties fo:line-height="100%"/>
      <style:text-properties style:font-name="Times New Roman" fo:font-size="10pt" fo:font-style="italic" style:font-size-asian="10pt" style:font-style-asian="italic" style:font-name-complex="Times New Roman1" style:font-size-complex="10pt" style:font-style-complex="italic"/>
    </style:style>
    <style:style style:name="P17" style:family="paragraph" style:parent-style-name="Frame_20_contents">
      <style:paragraph-properties fo:line-height="100%"/>
      <style:text-properties style:font-name="Times New Roman" fo:font-size="10pt" fo:font-weight="bold" style:font-size-asian="10pt" style:font-weight-asian="bold" style:font-name-complex="Times New Roman1" style:font-size-complex="10pt" style:font-weight-complex="bold"/>
    </style:style>
    <style:style style:name="P18" style:family="paragraph" style:parent-style-name="Frame_20_contents">
      <style:text-properties fo:color="#c00000" style:font-name="Times New Roman" fo:font-size="10pt" style:font-size-asian="10pt" style:font-name-complex="Times New Roman1" style:font-size-complex="10pt"/>
    </style:style>
    <style:style style:name="P19" style:family="paragraph" style:parent-style-name="Frame_20_contents">
      <style:paragraph-properties fo:margin-top="0in" fo:margin-bottom="0in" loext:contextual-spacing="false" fo:line-height="100%"/>
      <style:text-properties style:font-name="Times New Roman" fo:font-size="10pt" fo:letter-spacing="-0.0008in" fo:font-style="italic" fo:font-weight="bold" style:font-size-asian="10pt" style:font-style-asian="italic" style:font-weight-asian="bold" style:font-name-complex="Times New Roman1" style:font-size-complex="10pt" style:font-style-complex="italic" style:font-weight-complex="bold"/>
    </style:style>
    <style:style style:name="P20" style:family="paragraph" style:parent-style-name="Frame_20_contents">
      <style:paragraph-properties fo:margin-top="0in" fo:margin-bottom="0in" loext:contextual-spacing="false" fo:line-height="100%"/>
      <style:text-properties style:font-name="Times New Roman" fo:font-size="10pt" fo:letter-spacing="-0.0008in" style:font-size-asian="10pt" style:font-name-complex="Times New Roman1" style:font-size-complex="10pt"/>
    </style:style>
    <style:style style:name="P21" style:family="paragraph" style:parent-style-name="Frame_20_contents">
      <style:paragraph-properties fo:margin-top="0in" fo:margin-bottom="0.0693in" loext:contextual-spacing="true" fo:line-height="100%"/>
      <style:text-properties style:font-name="Times New Roman" fo:font-size="10pt" fo:font-weight="bold" style:font-size-asian="10pt" style:font-weight-asian="bold" style:font-name-complex="Times New Roman1" style:font-size-complex="10pt" style:font-weight-complex="bold"/>
    </style:style>
    <style:style style:name="P22" style:family="paragraph" style:parent-style-name="Frame_20_contents">
      <style:paragraph-properties fo:margin-top="0in" fo:margin-bottom="0.0693in" loext:contextual-spacing="true" fo:line-height="100%"/>
      <style:text-properties style:font-name="Times New Roman" fo:font-size="10pt" style:font-size-asian="10pt" style:font-name-complex="Times New Roman1" style:font-size-complex="10pt"/>
    </style:style>
    <style:style style:name="P23" style:family="paragraph" style:parent-style-name="Frame_20_contents" style:list-style-name="WWNum3">
      <style:paragraph-properties fo:margin-top="0in" fo:margin-bottom="0in" loext:contextual-spacing="true" fo:line-height="100%"/>
    </style:style>
    <style:style style:name="P24" style:family="paragraph" style:parent-style-name="Frame_20_contents">
      <style:paragraph-properties fo:margin-top="0in" fo:margin-bottom="0in" loext:contextual-spacing="true" fo:line-height="100%"/>
      <style:text-properties fo:color="#c00000" style:font-name="Times New Roman" fo:font-size="10pt" style:font-size-asian="10pt" style:font-name-complex="Times New Roman1" style:font-size-complex="10pt"/>
    </style:style>
    <style:style style:name="P25" style:family="paragraph" style:parent-style-name="Frame_20_contents" style:list-style-name="WWNum3">
      <style:paragraph-properties fo:margin-top="0in" fo:margin-bottom="0in" loext:contextual-spacing="true" fo:line-height="100%"/>
      <style:text-properties fo:color="#233143" style:font-name="Times New Roman" fo:font-size="9pt" fo:language="en" fo:country="US" style:font-name-asian="Times New Roman1" style:font-size-asian="9pt" style:language-asian="vi" style:country-asian="VN" style:font-name-complex="Times New Roman1" style:font-size-complex="9pt"/>
    </style:style>
    <style:style style:name="P26" style:family="paragraph" style:parent-style-name="List_20_Paragraph">
      <style:paragraph-properties fo:margin-left="0.1181in" fo:margin-right="0in" fo:line-height="100%" fo:text-indent="0in" style:auto-text-indent="false"/>
      <style:text-properties style:font-name="Times New Roman" fo:font-size="7pt" style:font-size-asian="7pt" style:font-name-complex="Times New Roman1" style:font-size-complex="7pt"/>
    </style:style>
    <style:style style:name="P27" style:family="paragraph" style:parent-style-name="List_20_Paragraph" style:list-style-name="WWNum2">
      <style:paragraph-properties fo:line-height="100%"/>
    </style:style>
    <style:style style:name="P28" style:family="paragraph">
      <loext:graphic-properties draw:fill="solid" draw:fill-color="#ffffff"/>
      <style:paragraph-properties fo:text-align="center"/>
      <style:text-properties fo:font-size="18pt"/>
    </style:style>
    <style:style style:name="T1" style:family="text">
      <style:text-properties style:font-name="Times New Roman" fo:font-size="7pt" style:font-size-asian="7pt" style:font-name-complex="Times New Roman1" style:font-size-complex="7pt"/>
    </style:style>
    <style:style style:name="T2" style:family="text">
      <style:text-properties style:font-name="Times New Roman" fo:font-size="7pt" fo:font-style="italic" style:text-underline-style="solid" style:text-underline-width="auto" style:text-underline-color="font-color" style:font-size-asian="7pt" style:font-style-asian="italic" style:font-name-complex="Times New Roman1" style:font-size-complex="7pt" style:font-style-complex="italic"/>
    </style:style>
    <style:style style:name="T3" style:family="text">
      <style:text-properties style:font-name="Times New Roman" fo:font-size="7pt" fo:language="en" fo:country="US" style:font-size-asian="7pt" style:font-name-complex="Times New Roman1" style:font-size-complex="7pt"/>
    </style:style>
    <style:style style:name="T4" style:family="text">
      <style:text-properties style:font-name="Times New Roman" fo:font-size="7pt" fo:language="en" fo:country="US" fo:font-style="italic" style:text-underline-style="solid" style:text-underline-width="auto" style:text-underline-color="font-color" style:font-size-asian="7pt" style:font-style-asian="italic" style:font-name-complex="Times New Roman1" style:font-size-complex="7pt" style:font-style-complex="italic"/>
    </style:style>
    <style:style style:name="T5" style:family="text">
      <style:text-properties style:font-name="Times New Roman" fo:font-size="10pt" fo:font-style="italic" style:font-size-asian="10pt" style:font-style-asian="italic" style:font-name-complex="Times New Roman1" style:font-size-complex="10pt" style:font-style-complex="italic"/>
    </style:style>
    <style:style style:name="T6" style:family="text">
      <style:text-properties style:font-name="Times New Roman" fo:font-size="10pt" fo:letter-spacing="0.0028in" style:letter-kerning="true" style:font-size-asian="10pt" style:font-name-complex="Times New Roman1" style:font-size-complex="9.5pt"/>
    </style:style>
    <style:style style:name="T7" style:family="text">
      <style:text-properties style:font-name="Times New Roman" fo:font-size="10pt" fo:font-weight="bold" style:font-size-asian="10pt" style:font-weight-asian="bold" style:font-name-complex="Times New Roman1" style:font-size-complex="10pt" style:font-weight-complex="bold"/>
    </style:style>
    <style:style style:name="T8" style:family="text">
      <style:text-properties style:font-name="Times New Roman" fo:font-size="10pt" style:font-size-asian="10pt" style:font-name-complex="Times New Roman1" style:font-size-complex="10pt"/>
    </style:style>
    <style:style style:name="T9" style:family="text">
      <style:text-properties style:font-name="Times New Roman" fo:font-size="10pt" fo:language="en" fo:country="US" fo:font-style="italic" style:font-size-asian="10pt" style:font-style-asian="italic" style:font-name-complex="Times New Roman1" style:font-size-complex="10pt" style:font-style-complex="italic"/>
    </style:style>
    <style:style style:name="T10" style:family="text">
      <style:text-properties style:font-name="Times New Roman" fo:font-size="20pt" fo:letter-spacing="-0.0008in" style:font-size-asian="20pt" style:font-name-complex="Times New Roman1" style:font-size-complex="20pt"/>
    </style:style>
    <style:style style:name="T11" style:family="text">
      <style:text-properties style:font-name="Times New Roman" fo:font-size="20pt" fo:letter-spacing="-0.0008in" fo:language="en" fo:country="US" officeooo:rsid="001798a9" style:font-size-asian="20pt" style:font-name-complex="Times New Roman1" style:font-size-complex="20pt"/>
    </style:style>
    <style:style style:name="T12" style:family="text">
      <style:text-properties style:font-name="Times New Roman" fo:font-size="20pt" fo:letter-spacing="-0.0008in" fo:language="en" fo:country="US" officeooo:rsid="0018a2c3" style:font-size-asian="20pt" style:font-name-complex="Times New Roman1" style:font-size-complex="20pt"/>
    </style:style>
    <style:style style:name="T13" style:family="text">
      <style:text-properties fo:color="#c00000" style:font-name="Times New Roman" fo:font-size="10pt" style:font-size-asian="10pt" style:font-name-complex="Times New Roman1" style:font-size-complex="10pt"/>
    </style:style>
    <style:style style:name="T14" style:family="text">
      <style:text-properties fo:color="#c00000" style:font-name="Times New Roman" fo:font-size="9pt" style:font-size-asian="9pt" style:font-name-complex="Times New Roman1" style:font-size-complex="9pt"/>
    </style:style>
    <style:style style:name="T15" style:family="text">
      <style:text-properties fo:color="#000000" style:font-name="Times New Roman" fo:font-size="10pt" fo:font-style="italic" style:font-size-asian="10pt" style:font-style-asian="italic" style:font-name-complex="Times New Roman1" style:font-size-complex="10pt" style:font-style-complex="italic"/>
    </style:style>
    <style:style style:name="T16" style:family="text">
      <style:text-properties fo:color="#000000" style:font-name="Times New Roman" fo:font-size="10pt" fo:font-style="italic" style:text-underline-style="solid" style:text-underline-width="auto" style:text-underline-color="font-color" style:font-size-asian="10pt" style:font-style-asian="italic" style:font-name-complex="Times New Roman1" style:font-size-complex="10pt" style:font-style-complex="italic"/>
    </style:style>
    <style:style style:name="T17" style:family="text">
      <style:text-properties fo:color="#883332" style:font-name="Times New Roman" fo:font-size="24pt" fo:letter-spacing="-0.0008in" fo:language="en" fo:country="US" style:font-size-asian="24pt" style:font-name-complex="Times New Roman1" style:font-size-complex="24pt"/>
    </style:style>
    <style:style style:name="T18" style:family="text">
      <style:text-properties fo:color="#883332" style:font-name="Times New Roman" fo:font-size="24pt" fo:letter-spacing="-0.0008in" fo:language="vi" fo:country="VN" style:font-size-asian="24pt" style:font-name-complex="Times New Roman1" style:font-size-complex="24pt"/>
    </style:style>
    <style:style style:name="T19" style:family="text">
      <style:text-properties fo:color="#233143" style:font-name="Times New Roman" fo:font-size="10pt" fo:background-color="#fafafa" loext:char-shading-value="0" style:font-size-asian="10pt" style:font-name-complex="Times New Roman1" style:font-size-complex="10pt"/>
    </style:style>
    <style:style style:name="T20" style:family="text">
      <style:text-properties fo:color="#233143" style:font-name="Times New Roman" fo:font-size="10pt" fo:language="en" fo:country="US" style:font-name-asian="Times New Roman1" style:font-size-asian="10pt" style:language-asian="vi" style:country-asian="VN" style:font-name-complex="Times New Roman1" style:font-size-complex="10pt"/>
    </style:style>
    <style:style style:name="T21" style:family="text">
      <style:text-properties fo:color="#233143" style:font-name="Times New Roman" fo:font-size="10pt" fo:language="en" fo:country="US" fo:font-weight="bold" style:font-name-asian="Times New Roman1" style:font-size-asian="10pt" style:language-asian="vi" style:country-asian="VN" style:font-weight-asian="bold" style:font-name-complex="Times New Roman1" style:font-size-complex="10pt" style:font-weight-complex="bold"/>
    </style:style>
    <style:style style:name="gr1" style:family="graphic" style:parent-style-name="Frame">
      <style:graphic-properties draw:stroke="none" svg:stroke-width="0.0102in" draw:stroke-linejoin="miter" draw:fill="solid" draw:fill-color="#ffffff" draw:textarea-vertical-align="top" draw:auto-grow-height="false" fo:min-height="0.5673in" fo:min-width="1.7799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none" svg:stroke-width="0.0102in" draw:stroke-linejoin="miter" draw:fill="solid" draw:fill-color="#ffffff" draw:textarea-vertical-align="top" draw:auto-grow-height="false" fo:min-height="0.6437in" fo:min-width="1.7799in" fo:padding-top="0.05in" fo:padding-bottom="0.05in" fo:padding-left="0.1in" fo:padding-right="0.1in" fo:wrap-option="wrap" fo:margin-left="0.1252in" fo:margin-right="0.1252in" fo:margin-top="0.05in" fo:margin-bottom="0.0571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102in" draw:stroke-linejoin="miter" draw:fill="solid" draw:fill-color="#ffffff" draw:textarea-vertical-align="top" draw:auto-grow-height="false" fo:min-height="1.9693in" fo:min-width="1.8909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02in" draw:stroke-linejoin="miter" draw:fill="solid" draw:fill-color="#ffffff" draw:textarea-vertical-align="top" draw:auto-grow-height="false" fo:min-height="3.0256in" fo:min-width="1.3425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5" style:family="graphic" style:parent-style-name="Frame">
      <style:graphic-properties draw:stroke="none" svg:stroke-width="0.0102in" draw:stroke-linejoin="miter" draw:fill="solid" draw:fill-color="#ffffff" draw:textarea-vertical-align="top" draw:auto-grow-height="false" fo:min-height="11.2134in" fo:min-width="5.7035in" fo:padding-top="0.05in" fo:padding-bottom="0.05in" fo:padding-left="0.1in" fo:padding-right="0.1in" fo:wrap-option="wrap" fo:margin-left="0.1252in" fo:margin-right="0.1252in" fo:margin-top="0.05in" fo:margin-bottom="0.05in" style:run-through="foreground" style:wrap="parallel" style:number-wrapped-paragraphs="no-limit" style:wrap-contour="false" style:vertical-pos="from-top" style:vertical-rel="paragraph" style:horizontal-pos="from-left" style:horizontal-rel="page-content" draw:wrap-influence-on-position="once-concurrent" loext:allow-overlap="true" style:flow-with-text="false"/>
    </style:style>
    <style:style style:name="gr6" style:family="graphic" style:parent-style-name="Frame">
      <style:graphic-properties draw:stroke="none" svg:stroke-width="0.0102in" draw:stroke-linejoin="miter" draw:fill="solid" draw:fill-color="#ffffff" draw:textarea-vertical-align="top" draw:auto-grow-height="false" fo:min-height="2.5744in" fo:min-width="1.9602in" fo:padding-top="0.05in" fo:padding-bottom="0.05in" fo:padding-left="0.1in" fo:padding-right="0.1in" fo:wrap-option="wrap" fo:margin-left="0.1252in" fo:margin-right="0.1319in" fo:margin-top="0.05in" fo:margin-bottom="0.05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draw:custom-shape text:anchor-type="paragraph" draw:z-index="4" draw:name="Text Box 4" draw:style-name="gr2" draw:text-style-name="P28" svg:width="1.9795in" svg:height="0.7433in" svg:x="1.8752in" svg:y="10.0457in"><text:p text:style-name="P26">Dr. Phan Nguyen Ky Phuc</text:p><text:p text:style-name="P26">Lecturer in Industrial Engineering System</text:p><text:p text:style-name="P26">International University Ho Chi Minh</text:p><text:p text:style-name="P26">Tel: 096-586-5512</text:p><text:p text:style-name="P8"><text:span text:style-name="T1">Mail: </text:span><text:span text:style-name="T2">pnkphuc@hcmiu.edu.v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5" draw:name="Text Box 5" draw:style-name="gr1" draw:text-style-name="P28" svg:width="1.9795in" svg:height="0.6669in" svg:x="4.9098in" svg:y="10.0555in"><text:p text:style-name="P15">Dr. Dao Vu Truong Son</text:p><text:p text:style-name="P15">Lecturer in Industrial Engineering System</text:p><text:p text:style-name="P15">International University Ho Chi Minh</text:p><text:p text:style-name="P15">Tel: 098-159-1145</text:p><text:p text:style-name="P7"><text:span text:style-name="T3">Mail: </text:span><text:span text:style-name="T4">dvtson@hcmiu.edu.vn</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 draw:name="Text Box 2" draw:style-name="gr4" draw:text-style-name="P28" svg:width="1.5421in" svg:height="3.1252in" svg:x="-0.2791in" svg:y="5.05in"><text:p text:style-name="Frame_20_contents"><text:span text:style-name="T13">PERSONAL SKILLS<text:line-break/><text:line-break/></text:span><text:span text:style-name="T5">Communicating <text:line-break/><text:line-break/>Organising<text:line-break/><text:line-break/>Critical Thinking<text:line-break/><text:line-break/> Prioritising<text:line-break/><text:line-break/>Decision Making<text:line-break/><text:line-break/>Problem Solving</text:span></text:p><text:p text:style-name="P1"/><text:p text:style-name="Frame_20_contents"><text:span text:style-name="T5"><text:line-bre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3" draw:name="Text Box 3" draw:style-name="gr3" draw:text-style-name="P28" svg:width="2.0906in" svg:height="2.0689in" svg:x="-0.361in" svg:y="8.6807in"><text:p text:style-name="Frame_20_contents"><text:span text:style-name="T13">CONTACT <text:line-break/></text:span><text:span text:style-name="T14"><text:line-break/></text:span><text:span text:style-name="T5">Tran Tu Van<text:line-break/>Address: 82 297 Street, Phuoc Long B ward, District 9, Ho Chi Minh city.<text:line-break/></text:span><text:span text:style-name="T15">Tel: 036-915-8125<text:line-break/>Mail:</text:span><text:span text:style-name="T16"> Trantuvan.kan@gmail.com</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1" draw:name="Text Box 2" draw:style-name="gr5" draw:text-style-name="P28" svg:width="5.9031in" svg:height="11.313in" svg:x="1.7638in" svg:y="0in"><text:p text:style-name="Frame_20_contents"><text:span text:style-name="T17">Tran Tu V</text:span><text:span text:style-name="T18">a</text:span><text:span text:style-name="T17">n </text:span></text:p><text:p text:style-name="Frame_20_contents"><text:span text:style-name="T10"><text:s/></text:span><text:span text:style-name="T12">Data Analyst</text:span></text:p><text:p text:style-name="Frame_20_contents"><text:span text:style-name="T13">CAREER OBJECTIVE <text:line-break/></text:span><text:span text:style-name="T19">Collaborative and technically minded lean data analyst with experience in collecting and extracting raw data. Eager to support Big Data crunching with analytical skills to advance the company’s business operations and strategic initiatives. </text:span><text:span text:style-name="T6">Easy going by nature, and able to get along with work colleagues and managers. Having a real passion for data sciences.</text:span></text:p><text:p text:style-name="P5">ACADEMIC QUALIFICATIONS</text:p><loext:table table:name="Table1" table:style-name="Table1"><loext:table-column table:style-name="Table1.A"/><loext:table-column table:style-name="Table1.B"/><loext:table-row table:style-name="Table1.1"><loext:table-cell table:style-name="Table1.A1" office:value-type="string"><text:p text:style-name="P9">International University </text:p><text:p text:style-name="P9">University of Vietnam National University </text:p><text:p text:style-name="P9"/><text:p text:style-name="P9">Relevant Coursework:</text:p></loext:table-cell><loext:table-cell table:style-name="Table1.A1" office:value-type="string"><text:p text:style-name="P9">2015 - 2020</text:p></loext:table-cell></loext:table-row><loext:table-row table:style-name="Table1.1"><loext:table-cell table:style-name="Table1.A1" office:value-type="string"><text:p text:style-name="P10"><text:s/>Maths </text:p><text:p text:style-name="P10"><text:s/>Statistics </text:p><text:p text:style-name="P10"><text:s/>Management Information System</text:p><text:p text:style-name="P10"><text:s/>Programming-Python </text:p><text:p text:style-name="P10"><text:s/>Experimental Design </text:p><text:p text:style-name="P10"><text:s/>Linear Algebra </text:p><text:p text:style-name="P10"><text:s/>Multi-Criteria Decision Making</text:p></loext:table-cell><loext:table-cell table:style-name="Table1.A1" office:value-type="string"><text:p text:style-name="P10"/></loext:table-cell></loext:table-row></loext:table><text:p text:style-name="P3"/><loext:table table:name="Table2" table:style-name="Table2"><loext:table-column table:style-name="Table2.A"/><loext:table-row table:style-name="Table2.1"><loext:table-cell table:style-name="Table2.A1" office:value-type="string"><text:p text:style-name="P9">Major: Industrial Engineering System</text:p><text:p text:style-name="P10">Interested Subjects: Engineering Probability &amp; Statistics, Deterministic Models in OR, Probabilistic Models in OR, Experimental Design, Multi-Criteria Decision Making.</text:p><text:p text:style-name="P9"/></loext:table-cell></loext:table-row></loext:table><text:p text:style-name="P5"><text:s/>WORK EXPERIENCE</text:p><text:p text:style-name="P21"><text:s/>5S - LEAN PRODUCTION </text:p><text:p text:style-name="P22">Bosch Long Thanh Co., Ltd. – May 2019 – Nov 2019</text:p><text:list xml:id="list299559551" text:style-name="WWNum2"><text:list-item><text:p text:style-name="P27"><text:span text:style-name="T8">Documents control (auto classification of production and building documents using </text:span><text:span text:style-name="T7">Python tesseract</text:span><text:span text:style-name="T8"> and </text:span><text:span text:style-name="T7">regex. </text:span><text:span text:style-name="T8">This work improved the classification and storage to server process from </text:span><text:span text:style-name="T7">50 minutes</text:span><text:span text:style-name="T8"> to </text:span><text:span text:style-name="T7">2 minutes</text:span><text:span text:style-name="T8"> per document.</text:span></text:p></text:list-item><text:list-item><text:p text:style-name="P27"><text:span text:style-name="T8">Prepared the System Continuous Improving Projects dashboard in </text:span><text:span text:style-name="T7">Power BI</text:span><text:span text:style-name="T8"> <text:s/></text:span></text:p></text:list-item><text:list-item><text:p text:style-name="P27"><text:span text:style-name="T8">Reduce scrap rate of elements by </text:span><text:span text:style-name="T7">20%</text:span><text:span text:style-name="T8"> using </text:span><text:span text:style-name="T7">Excel V-lookup</text:span><text:span text:style-name="T8">, Chi-Square, </text:span><text:span text:style-name="T7">Normal</text:span><text:span text:style-name="T8"> and </text:span></text:p></text:list-item></text:list><text:p text:style-name="P13"><text:span text:style-name="T7">T-distribution</text:span><text:span text:style-name="T8">. Remove </text:span><text:span text:style-name="T7">outliers</text:span><text:span text:style-name="T8"> using </text:span><text:span text:style-name="T7">Python</text:span><text:span text:style-name="T8"> and </text:span><text:span text:style-name="T7">Pandas</text:span></text:p><text:p text:style-name="P21"><text:s text:c="2"/>Lean Data Analyst (Present)</text:p><text:p text:style-name="P22"><text:s text:c="2"/>EsprintaVN - Sintex – Nov 2019 – Aug 2020</text:p><text:list xml:id="list1371746888" text:style-name="WWNum3"><text:list-item><text:p text:style-name="P23"><text:span text:style-name="T20">Worked closely with </text:span><text:span text:style-name="T21">middle manager</text:span><text:span text:style-name="T20"> and </text:span><text:span text:style-name="T21">general sewing data team</text:span><text:span text:style-name="T20"> using </text:span><text:span text:style-name="T21">agile </text:span><text:span text:style-name="T20">methodology</text:span></text:p></text:list-item><text:list-item><text:p text:style-name="P23"><text:span text:style-name="T20">Prepared data model for above database and ingested these csv file into </text:span><text:span text:style-name="T21">MySQL </text:span><text:span text:style-name="T20">database</text:span></text:p></text:list-item><text:list-item><text:p text:style-name="P23"><text:span text:style-name="T8">Maintenance live data such as efficiency and slack time for production by performing analysis with </text:span><text:span text:style-name="T7">SQL</text:span></text:p></text:list-item><text:list-item><text:p text:style-name="P23"><text:span text:style-name="T8">Used </text:span><text:span text:style-name="T7">Power BI</text:span><text:span text:style-name="T8"> to plot these trend</text:span></text:p></text:list-item></text:list><text:p text:style-name="P11"/><text:p text:style-name="P24">KEY COMPETENCIES</text:p><text:list xml:id="list140901308336100" text:continue-numbering="true" text:style-name="WWNum3"><text:list-item><text:p text:style-name="P25"><text:s/>Skilled with MS Office (Word, Excel, PowerPoint).</text:p></text:list-item><text:list-item><text:p text:style-name="P25"><text:s/>MySQL and creating dashboard. <text:s/></text:p></text:list-item><text:list-item><text:p text:style-name="P25"><text:s/>Programming OOP Python.</text:p></text:list-item><text:list-item><text:p text:style-name="P25"><text:s/>Able to work under pressure and meet deadlines.</text:p></text:list-item><text:list-item><text:p text:style-name="P25"><text:s/>Fluence in English.</text:p></text:list-item></text:list><text:p text:style-name="P12"/><text:p text:style-name="P5">REFERENCES</text:p><text:p text:style-name="P4"/><text:p text:style-name="P4"/><text:p text:style-name="Frame_20_contents"><text:span text:style-name="T6"><text:line-break/><text:line-break/><text:line-break/></text:span><text:span text:style-name="T13"><text:line-break/></text:span></text:p><text:p text:style-name="P5"/><text:p text:style-name="Frame_20_contents"><text:span text:style-name="T13"><text:line-break/><text:line-bre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0" draw:name="Text Box 2" draw:style-name="gr6" draw:text-style-name="P28" svg:width="2.1598in" svg:height="2.674in" svg:x="-0.2984in" svg:y="1.139in"><text:p text:style-name="P6"><text:span text:style-name="T13">KNOWLEDGE OF</text:span><text:span text:style-name="T9"> <text:s/></text:span></text:p><text:p text:style-name="P17">Programming: </text:p><text:p text:style-name="P2">Python, MATLAB, R</text:p><text:p text:style-name="P17">Visualization:</text:p><text:p text:style-name="P2">Matplotlib, Seaborn, Power BI,</text:p><text:p text:style-name="P2">Excel Chart</text:p><text:p text:style-name="P17">Database:</text:p><text:p text:style-name="P2">MySQL</text:p><text:p text:style-name="P17">MS Office</text:p><text:p text:style-name="P2"/><text:p text:style-name="P1"/><text:p text:style-name="Frame_20_contents"><text:span text:style-name="T5"><text:line-break/><text:line-break/><text:line-break/><text:line-break/><text:line-break/><text:line-break/></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Lohit Devanagari1" svg:font-family="'Lohit Devanagari'"/>
    <style:font-face style:name="Courier New" svg:font-family="'Courier New'" style:font-adornments="Regular" style:font-pitch="fixed"/>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1" style:display-name="ListLabel 1" style:family="text">
      <style:text-properties style:use-window-font-color="tru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fo:text-indent="-0.1181in" fo:margin-left="0.1181in"/>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8"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5in" fo:margin-bottom="0.3937in" fo:margin-left="0.5in" fo:margin-right="0.5in" style:writing-mode="lr-tb" style:layout-grid-color="#c0c0c0" style:layout-grid-lines="4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Trần Văn</meta:initial-creator>
    <meta:editing-cycles>7</meta:editing-cycles>
    <meta:creation-date>2020-12-09T12:56:00</meta:creation-date>
    <dc:date>2020-12-22T14:09:00.404600383</dc:date>
    <meta:editing-duration>PT3M44S</meta:editing-duration>
    <meta:generator>LibreOffice/6.4.6.2$Linux_X86_64 LibreOffice_project/40$Build-2</meta:generator>
    <meta:document-statistic meta:table-count="2" meta:image-count="0" meta:object-count="0" meta:page-count="1" meta:paragraph-count="62" meta:word-count="377" meta:character-count="2643" meta:non-whitespace-character-count="227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